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1e90ff" draw:fill-gradient-name="Gradient_20_9" draw:gradient-step-count="64" draw:opacity-name="Transparency_20_3" draw:textarea-horizontal-align="justify" draw:textarea-vertical-align="middle" draw:auto-grow-height="false" fo:min-height="2.106cm" fo:min-width="4.054cm" draw:shadow="visible" draw:shadow-offset-x="-0.1cm" draw:shadow-offset-y="0.1cm" draw:shadow-color="#355269" draw:shadow-opacity="50%"/>
    </style:style>
    <style:style style:name="gr2" style:family="graphic" style:parent-style-name="objectwithoutfill">
      <style:graphic-properties svg:stroke-width="0.2cm" svg:stroke-color="#ffffff" draw:marker-start-width="0.8cm" draw:marker-end-width="0.8cm" svg:stroke-linecap="round" draw:fill="none" draw:textarea-vertical-align="middle" fo:padding-top="0.225cm" fo:padding-bottom="0.225cm" fo:padding-left="0.35cm" fo:padding-right="0.35cm" draw:shadow="hidden"/>
    </style:style>
    <style:style style:name="P1" style:family="paragraph">
      <loext:graphic-properties draw:fill="gradient" draw:fill-color="#1e90ff" draw:fill-gradient-name="Gradient_20_9" draw:gradient-step-count="64" draw:opacity-name="Transparency_20_3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6.44cm" svg:height="3.332cm" draw:transform="rotate (0.436332312998582) translate (3.8cm 14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504cm" svg:height="0.9cm" draw:transform="rotate (-1.37915917492592) translate (7.07614098947972cm 13.4474688848855cm)" svg:viewBox="0 0 1505 901" svg:d="M0 901c2943-1 663-901 663-901">
          <text:p/>
        </draw:path>
        <draw:path draw:style-name="gr2" draw:text-style-name="P2" draw:layer="layout" svg:width="4.184cm" svg:height="3.099cm" svg:x="5.6cm" svg:y="13.2cm" svg:viewBox="0 0 4185 3100" svg:d="M1400 0c7000 0-1400 3100-1400 3100">
          <text:p/>
        </draw:path>
        <draw:path draw:style-name="gr2" draw:text-style-name="P2" draw:layer="layout" svg:width="1.545cm" svg:height="0.903cm" draw:transform="rotate (-1.71496052300963) translate (8.19165329084615cm 13.5771055464319cm)" svg:viewBox="0 0 1546 904" svg:d="M0 0c3041 0 658 904 658 904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9" draw:display-name="Gradient 9" draw:style="square" draw:cx="80%" draw:cy="40%" draw:start-color="#3465a4" draw:end-color="#b4c7dc" draw:start-intensity="100%" draw:end-intensity="100%" draw:angle="150" draw:border="72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gradient draw:name="Present" draw:style="square" draw:cx="70%" draw:cy="60%" draw:start-color="#813709" draw:end-color="#ff4000" draw:start-intensity="100%" draw:end-intensity="100%" draw:angle="450" draw:border="72%"/>
    <draw:opacity draw:name="Transparency_20_3" draw:display-name="Transparency 3" draw:style="axial" draw:start="100%" draw:end="40%" draw:angle="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1:30:27.162607216</meta:creation-date>
    <dc:date>2020-11-11T22:47:26.120243818</dc:date>
    <meta:editing-duration>PT44M34S</meta:editing-duration>
    <meta:editing-cycles>10</meta:editing-cycles>
    <meta:generator>LibreOffice/6.4.6.2$Linux_X86_64 LibreOffice_project/40$Build-2</meta:generator>
    <meta:document-statistic meta:object-count="4"/>
  </office:meta>
</office:document-meta>
</file>